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75in" fo:margin-left="-0.075in" table:align="left" style:writing-mode="lr-tb"/>
    </style:style>
    <style:style style:name="Table1.A" style:family="table-column">
      <style:table-column-properties style:column-width="6.075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075in" fo:margin-left="-0.075in" table:align="left" style:writing-mode="lr-tb"/>
    </style:style>
    <style:style style:name="Table2.A" style:family="table-column">
      <style:table-column-properties style:column-width="6.075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none"/>
    </style:style>
    <style:style style:name="P1" style:family="paragraph" style:parent-style-name="Standard" style:list-style-name="">
      <style:paragraph-properties style:text-autospace="none"/>
    </style:style>
    <style:style style:name="P2" style:family="paragraph" style:parent-style-name="Standard" style:list-style-name="">
      <style:paragraph-properties style:text-autospace="none"/>
      <style:text-properties fo:color="#333333" style:font-name="LucidaGrande" fo:font-size="9pt" style:font-name-asian="LucidaGrande" style:font-size-asian="9pt" style:font-name-complex="LucidaGrande" style:font-size-complex="9pt"/>
    </style:style>
    <style:style style:name="P3" style:family="paragraph" style:parent-style-name="Standard" style:list-style-name="">
      <style:paragraph-properties style:text-autospace="none"/>
      <style:text-properties style:use-window-font-color="true" style:font-name="LucidaGrande" fo:font-size="10pt" fo:font-weight="normal" style:font-name-asian="LucidaGrande" style:font-size-asian="10pt" style:font-weight-asian="normal" style:font-name-complex="LucidaGrande" style:font-size-complex="10pt" style:font-weight-complex="normal"/>
    </style:style>
    <style:style style:name="P4" style:family="paragraph" style:parent-style-name="Standard" style:list-style-name="">
      <style:paragraph-properties style:text-autospace="none"/>
      <style:text-properties style:use-window-font-color="true" style:font-name="LucidaGrande" fo:font-size="16pt" fo:font-weight="normal" style:font-name-asian="LucidaGrande" style:font-size-asian="16pt" style:font-weight-asian="normal" style:font-name-complex="LucidaGrande" style:font-size-complex="16pt" style:font-weight-complex="normal"/>
    </style:style>
    <style:style style:name="P5" style:family="paragraph" style:parent-style-name="Standard" style:list-style-name="">
      <style:paragraph-properties style:text-autospace="none"/>
      <style:text-properties style:use-window-font-color="true" style:font-name="LucidaGrande" fo:font-size="20pt" fo:font-weight="normal" style:font-name-asian="LucidaGrande" style:font-size-asian="20pt" style:font-weight-asian="normal" style:font-name-complex="LucidaGrande" style:font-size-complex="20pt" style:font-weight-complex="normal"/>
    </style:style>
    <style:style style:name="P6" style:family="paragraph" style:parent-style-name="Standard" style:list-style-name="">
      <style:paragraph-properties style:text-autospace="none"/>
      <style:text-properties style:use-window-font-color="true" style:font-name="Georgia" fo:font-size="10pt" fo:font-weight="normal" style:font-name-asian="Georgia" style:font-size-asian="10pt" style:font-weight-asian="normal" style:font-name-complex="Georgia" style:font-size-complex="10pt" style:font-weight-complex="normal"/>
    </style:style>
    <style:style style:name="P7" style:family="paragraph" style:parent-style-name="Standard" style:list-style-name="">
      <style:paragraph-properties style:text-autospace="none"/>
      <style:text-properties style:use-window-font-color="true" style:font-name="Georgia" fo:font-size="20pt" fo:font-weight="normal" style:font-name-asian="Georgia" style:font-size-asian="20pt" style:font-weight-asian="normal" style:font-name-complex="Georgia" style:font-size-complex="20pt" style:font-weight-complex="normal"/>
    </style:style>
    <style:style style:name="P8" style:family="paragraph" style:parent-style-name="Standard" style:list-style-name="">
      <style:paragraph-properties style:text-autospace="none"/>
      <style:text-properties fo:font-size="15pt" style:font-size-asian="15pt" style:font-size-complex="15pt"/>
    </style:style>
    <style:style style:name="P9" style:family="paragraph" style:parent-style-name="Standard" style:list-style-name="">
      <style:paragraph-properties style:text-autospace="none"/>
      <style:text-properties fo:font-size="20pt" style:font-size-asian="20pt" style:font-size-complex="20pt"/>
    </style:style>
    <style:style style:name="T1" style:family="text">
      <style:text-properties fo:color="#333333" style:font-name="LucidaGrande" fo:font-size="10pt" fo:font-weight="bold" style:font-name-asian="LucidaGrande" style:font-size-asian="10pt" style:font-weight-asian="bold" style:font-name-complex="LucidaGrande" style:font-size-complex="10pt" style:font-weight-complex="bold"/>
    </style:style>
    <style:style style:name="T2" style:family="text">
      <style:text-properties fo:color="#333333" style:font-name="LucidaGrande" fo:font-size="9pt" style:font-name-asian="LucidaGrande" style:font-size-asian="9pt" style:font-name-complex="LucidaGrande" style:font-size-complex="9pt"/>
    </style:style>
    <style:style style:name="T3" style:family="text">
      <style:text-properties fo:color="#333333" style:font-name="LucidaGrande" fo:font-size="9pt" fo:font-weight="bold" style:font-name-asian="LucidaGrande" style:font-size-asian="9pt" style:font-weight-asian="bold" style:font-name-complex="LucidaGrande" style:font-size-complex="9pt" style:font-weight-complex="bold"/>
    </style:style>
    <style:style style:name="T4" style:family="text">
      <style:text-properties fo:color="#333333" style:font-name="LucidaGrande" fo:font-weight="bold" style:font-name-asian="LucidaGrande" style:font-weight-asian="bold" style:font-name-complex="LucidaGrande" style:font-weight-complex="bold"/>
    </style:style>
    <style:style style:name="T5" style:family="text">
      <style:text-properties fo:color="#333333" style:font-name="LucidaGrande" fo:font-size="16pt" fo:font-weight="bold" style:font-name-asian="LucidaGrande" style:font-size-asian="16pt" style:font-weight-asian="bold" style:font-name-complex="LucidaGrande" style:font-size-complex="16pt" style:font-weight-complex="bold"/>
    </style:style>
    <style:style style:name="T6" style:family="text">
      <style:text-properties fo:color="#333333" style:font-name="LucidaGrande" fo:font-size="15pt" fo:font-weight="bold" style:font-name-asian="LucidaGrande" style:font-size-asian="15pt" style:font-weight-asian="bold" style:font-name-complex="LucidaGrande" style:font-size-complex="15pt" style:font-weight-complex="bold"/>
    </style:style>
    <style:style style:name="T7" style:family="text">
      <style:text-properties fo:color="#333333" style:font-name="LucidaGrande" fo:font-size="18pt" fo:font-weight="bold" style:font-name-asian="LucidaGrande" style:font-size-asian="18pt" style:font-weight-asian="bold" style:font-name-complex="LucidaGrande" style:font-size-complex="18pt" style:font-weight-complex="bold"/>
    </style:style>
    <style:style style:name="T8" style:family="text">
      <style:text-properties fo:color="#333333" style:font-name="LucidaGrande" fo:font-size="20pt" fo:font-weight="bold" style:font-name-asian="LucidaGrande" style:font-size-asian="20pt" style:font-weight-asian="bold" style:font-name-complex="LucidaGrande" style:font-size-complex="20pt" style:font-weight-complex="bold"/>
    </style:style>
    <style:style style:name="T9" style:family="text">
      <style:text-properties fo:color="#333333" style:font-name="LucidaGrande" fo:font-size="26pt" fo:font-weight="bold" style:font-name-asian="LucidaGrande" style:font-size-asian="26pt" style:font-weight-asian="bold" style:font-name-complex="LucidaGrande" style:font-size-complex="26pt" style:font-weight-complex="bold"/>
    </style:style>
    <style:style style:name="T10" style:family="text">
      <style:text-properties fo:color="#333333" fo:font-weight="bold" style:font-weight-asian="bold" style:font-weight-complex="bold"/>
    </style:style>
    <style:style style:name="T11" style:family="text">
      <style:text-properties fo:color="#333333" style:font-name="Georgia" fo:font-size="10pt" fo:font-weight="bold" style:font-name-asian="Georgia" style:font-size-asian="10pt" style:font-weight-asian="bold" style:font-name-complex="Georgia" style:font-size-complex="10pt" style:font-weight-complex="bold"/>
    </style:style>
    <style:style style:name="T12" style:family="text">
      <style:text-properties fo:color="#333333" style:font-name="Georgia" fo:font-weight="bold" style:font-name-asian="Georgia" style:font-weight-asian="bold" style:font-name-complex="Georgia" style:font-weight-complex="bold"/>
    </style:style>
    <style:style style:name="T13" style:family="text">
      <style:text-properties fo:color="#333333" style:font-name="Georgia" fo:font-size="16pt" fo:font-weight="bold" style:font-name-asian="Georgia" style:font-size-asian="16pt" style:font-weight-asian="bold" style:font-name-complex="Georgia" style:font-size-complex="16pt" style:font-weight-complex="bold"/>
    </style:style>
    <style:style style:name="T14" style:family="text">
      <style:text-properties fo:color="#333333" style:font-name="Georgia" fo:font-size="18pt" fo:font-weight="bold" style:font-name-asian="Georgia" style:font-size-asian="18pt" style:font-weight-asian="bold" style:font-name-complex="Georgia" style:font-size-complex="18pt" style:font-weight-complex="bold"/>
    </style:style>
    <style:style style:name="T15" style:family="text">
      <style:text-properties fo:color="#333333" style:font-name="Georgia" fo:font-size="20pt" fo:font-weight="bold" style:font-name-asian="Georgia" style:font-size-asian="20pt" style:font-weight-asian="bold" style:font-name-complex="Georgia" style:font-size-complex="20pt" style:font-weight-complex="bold"/>
    </style:style>
    <style:style style:name="T16" style:family="text">
      <style:text-properties fo:color="#333333" fo:font-size="13pt" fo:font-weight="bold" style:font-size-asian="13pt" style:font-weight-asian="bold" style:font-size-complex="13pt" style:font-weight-complex="bold"/>
    </style:style>
    <style:style style:name="T17" style:family="text">
      <style:text-properties fo:color="#333333" fo:font-size="15pt" fo:font-weight="bold" style:font-size-asian="15pt" style:font-weight-asian="bold" style:font-size-complex="15pt" style:font-weight-complex="bold"/>
    </style:style>
    <style:style style:name="T18" style:family="text">
      <style:text-properties fo:color="#333333" fo:font-size="20pt" fo:font-weight="bold" style:font-size-asian="20pt" style:font-weight-asian="bold" style:font-size-complex="20pt" style:font-weight-complex="bold"/>
    </style:style>
    <style:style style:name="T19" style:family="text">
      <style:text-properties fo:color="#333333" fo:font-size="22pt" fo:font-weight="bold" style:font-size-asian="22pt" style:font-weight-asian="bold" style:font-size-complex="22pt" style:font-weight-complex="bold"/>
    </style:style>
    <style:style style:name="T20" style:family="text">
      <style:text-properties style:use-window-font-color="true"/>
    </style:style>
    <style:style style:name="T21" style:family="text">
      <style:text-properties style:use-window-font-color="true" style:font-name="LucidaGrande" fo:font-size="10pt" fo:font-weight="bold" style:font-name-asian="LucidaGrande" style:font-size-asian="10pt" style:font-weight-asian="bold" style:font-name-complex="LucidaGrande" style:font-size-complex="10pt" style:font-weight-complex="bold"/>
    </style:style>
    <style:style style:name="T22" style:family="text">
      <style:text-properties style:use-window-font-color="true" style:font-name="LucidaGrande" fo:font-size="10pt" fo:font-weight="normal" style:font-name-asian="LucidaGrande" style:font-size-asian="10pt" style:font-weight-asian="normal" style:font-name-complex="LucidaGrande" style:font-size-complex="10pt" style:font-weight-complex="normal"/>
    </style:style>
    <style:style style:name="T23" style:family="text">
      <style:text-properties style:use-window-font-color="true" style:font-name="LucidaGrande" fo:font-weight="normal" style:font-name-asian="LucidaGrande" style:font-weight-asian="normal" style:font-name-complex="LucidaGrande" style:font-weight-complex="normal"/>
    </style:style>
    <style:style style:name="T24" style:family="text">
      <style:text-properties style:use-window-font-color="true" style:font-name="LucidaGrande" fo:font-size="16pt" fo:font-weight="normal" style:font-name-asian="LucidaGrande" style:font-size-asian="16pt" style:font-weight-asian="normal" style:font-name-complex="LucidaGrande" style:font-size-complex="16pt" style:font-weight-complex="normal"/>
    </style:style>
    <style:style style:name="T25" style:family="text">
      <style:text-properties style:use-window-font-color="true" style:font-name="LucidaGrande" fo:font-size="20pt" fo:font-weight="normal" style:font-name-asian="LucidaGrande" style:font-size-asian="20pt" style:font-weight-asian="normal" style:font-name-complex="LucidaGrande" style:font-size-complex="20pt" style:font-weight-complex="normal"/>
    </style:style>
    <style:style style:name="T26" style:family="text">
      <style:text-properties style:use-window-font-color="true" style:font-name="LucidaGrande" fo:font-size="26pt" fo:font-weight="normal" style:font-name-asian="LucidaGrande" style:font-size-asian="26pt" style:font-weight-asian="normal" style:font-name-complex="LucidaGrande" style:font-size-complex="26pt" style:font-weight-complex="normal"/>
    </style:style>
    <style:style style:name="T27" style:family="text">
      <style:text-properties style:use-window-font-color="true" style:font-name="LucidaGrande" fo:font-size="18pt" fo:font-weight="normal" style:font-name-asian="LucidaGrande" style:font-size-asian="18pt" style:font-weight-asian="normal" style:font-name-complex="LucidaGrande" style:font-size-complex="18pt" style:font-weight-complex="normal"/>
    </style:style>
    <style:style style:name="T28" style:family="text">
      <style:text-properties style:use-window-font-color="true" style:font-name="Georgia" fo:font-size="10pt" fo:font-weight="normal" style:font-name-asian="Georgia" style:font-size-asian="10pt" style:font-weight-asian="normal" style:font-name-complex="Georgia" style:font-size-complex="10pt" style:font-weight-complex="normal"/>
    </style:style>
    <style:style style:name="T29" style:family="text">
      <style:text-properties style:use-window-font-color="true" style:font-name="Georgia" fo:font-weight="normal" style:font-name-asian="Georgia" style:font-weight-asian="normal" style:font-name-complex="Georgia" style:font-weight-complex="normal"/>
    </style:style>
    <style:style style:name="T30" style:family="text">
      <style:text-properties style:use-window-font-color="true" style:font-name="Georgia" fo:font-size="16pt" fo:font-weight="normal" style:font-name-asian="Georgia" style:font-size-asian="16pt" style:font-weight-asian="normal" style:font-name-complex="Georgia" style:font-size-complex="16pt" style:font-weight-complex="normal"/>
    </style:style>
    <style:style style:name="T31" style:family="text">
      <style:text-properties style:use-window-font-color="true" style:font-name="Georgia" fo:font-size="18pt" fo:font-weight="normal" style:font-name-asian="Georgia" style:font-size-asian="18pt" style:font-weight-asian="normal" style:font-name-complex="Georgia" style:font-size-complex="18pt" style:font-weight-complex="normal"/>
    </style:style>
    <style:style style:name="T32" style:family="text">
      <style:text-properties style:use-window-font-color="true" style:font-name="Georgia" fo:font-size="20pt" fo:font-weight="normal" style:font-name-asian="Georgia" style:font-size-asian="20pt" style:font-weight-asian="normal" style:font-name-complex="Georgia" style:font-size-complex="20pt" style:font-weight-complex="normal"/>
    </style:style>
    <style:style style:name="T33" style:family="text">
      <style:text-properties fo:color="#00349b" style:font-name="LucidaGrande" fo:font-size="10pt" fo:font-weight="bold" style:font-name-asian="LucidaGrande" style:font-size-asian="10pt" style:font-weight-asian="bold" style:font-name-complex="LucidaGrande" style:font-size-complex="10pt" style:font-weight-complex="bold"/>
    </style:style>
    <style:style style:name="T34" style:family="text">
      <style:text-properties fo:color="#00349b" style:font-name="LucidaGrande" fo:font-weight="bold" style:font-name-asian="LucidaGrande" style:font-weight-asian="bold" style:font-name-complex="LucidaGrande" style:font-weight-complex="bold"/>
    </style:style>
    <style:style style:name="T35" style:family="text">
      <style:text-properties style:font-name="LucidaGrande"/>
    </style:style>
    <style:style style:name="T36" style:family="text">
      <style:text-properties fo:font-size="10pt"/>
    </style:style>
    <style:style style:name="T37" style:family="text">
      <style:text-properties fo:font-weight="normal"/>
    </style:style>
    <style:style style:name="T38" style:family="text">
      <style:text-properties style:font-name-asian="LucidaGrande"/>
    </style:style>
    <style:style style:name="T39" style:family="text">
      <style:text-properties style:font-size-asian="10pt"/>
    </style:style>
    <style:style style:name="T40" style:family="text">
      <style:text-properties style:font-weight-asian="normal"/>
    </style:style>
    <style:style style:name="T41" style:family="text">
      <style:text-properties style:font-name-complex="LucidaGrande"/>
    </style:style>
    <style:style style:name="T42" style:family="text">
      <style:text-properties style:font-size-complex="10pt"/>
    </style:style>
    <style:style style:name="T43" style:family="text">
      <style:text-properties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a xlink:type="simple" xlink:href="http://www.epicurious.com/recipes/food/views/Lemon-Ice-Cream-with-Candied-Lemon-Peel-232351"><text:span text:style-name="T19">Lemon Ice Cream with Candied Lemon Peel </text:span></text:a></text:p>
      <text:p text:style-name="P2"/>
      <table:table table:name="Table1" table:style-name="Table1">
        <table:table-column table:style-name="Table1.A"/>
        <table:table-row table:style-name="Table1.1">
          <table:table-cell table:style-name="Table1.A1" office:value-type="string">
            <text:p text:style-name="P8"><text:span text:style-name="T23">Yield: Makes 1 quart</text:span></text:p>
            <text:p text:style-name="P6"/>
            <text:p text:style-name="P7">1 large egg, preferably farm-fresh</text:p>
            <text:p text:style-name="P7">2 large egg yolks, preferably farm-fresh</text:p>
            <text:p text:style-name="P7">2 cups whole milk, preferably hormone-free</text:p>
            <text:p text:style-name="P7">3/4 cup sugar</text:p>
            <text:p text:style-name="P7">1/2 teaspoon salt</text:p>
            <text:p text:style-name="P7">1 cup chilled heavy cream</text:p>
            <text:p text:style-name="P7">1/4 cup freshly squeezed lemon juice </text:p>
            <text:p text:style-name="P1"><text:span text:style-name="T32">2 tablespoons chopped </text:span><text:a xlink:type="simple" xlink:href="http://www.epicurious.com/recipes/food/views/232352"><text:span text:style-name="T15">Candied Lemon Peels</text:span></text:a><text:span text:style-name="T32"> (recipe below)(or 1 tablespoon finely grated lemon zest, preferably organic) </text:span></text:p>
            <text:p text:style-name="P5"/>
            <text:p text:style-name="P5">In a small bowl, lightly beat the egg and yolks together. Have ready a fine mesh sieve suspended over a large heatproof bowl.</text:p>
            <text:p text:style-name="P5">In a medium saucepan over medium heat, combine the milk, sugar, and salt, and stir until the sugar has dissolved. Continue to cook, stirring occasionally, until the mixture is hot to the touch (it should register about 140° F on an instant-read thermometer).</text:p>
            <text:p text:style-name="P5">Whisking the eggs constantly, slowly whisk in about 1/4 cup of the hot milk. Slowly pour the egg mixture back into the saucepan, whisking the contents of the <text:soft-page-break/>saucepan constantly.</text:p>
            <text:p text:style-name="P5">Continue to cook the custard over medium heat, stirring constantly, until it is thick enough to coat the back of a spoon (it should register 170° F on an instant-read thermometer), 3 to 4 minutes. Immediately strain the custard into the large bowl. Let cool for five minutes.</text:p>
            <text:p text:style-name="P5">When custard is cool, whisk in the chilled cream. Cover mixture and refrigerate until chilled, at least 4 hours or overnight.</text:p>
            <text:p text:style-name="P1"><text:span text:style-name="T25">Whisk in the lemon juice and zest, if using (if you are using the candied lemon peels, they will be added later), and churn in an ice cream maker according to the manufacturer's directions. If using the candied lemon peels, add them during the last minute of churning. If making the </text:span><text:a xlink:type="simple" xlink:href="http://www.epicurious.com/recipes/food/views/232354"><text:span text:style-name="T8">ice cream cake</text:span></text:a><text:span text:style-name="T25"> , immediately pack into the pan. Or store, tightly covered, in the freezer.</text:span></text:p>
          </table:table-cell>
        </table:table-row>
      </table:table>
      <text:p text:style-name="P3"><text:span text:style-name="T10"/></text:p>
      <text:p text:style-name="P3"/>
      <text:p text:style-name="P1"><text:a xlink:type="simple" xlink:href="http://www.epicurious.com/recipes/food/views/Candied-Lemon-Peels-232352"><text:span text:style-name="T8"/></text:a></text:p>
      <text:p text:style-name="P1"><text:a xlink:type="simple" xlink:href="http://www.epicurious.com/recipes/food/views/Candied-Lemon-Peels-232352"><text:span text:style-name="T8"/></text:a></text:p>
      <text:p text:style-name="P1"><text:a xlink:type="simple" xlink:href="http://www.epicurious.com/recipes/food/views/Candied-Lemon-Peels-232352"><text:span text:style-name="T8"/></text:a></text:p>
      <text:p text:style-name="P1"><text:a xlink:type="simple" xlink:href="http://www.epicurious.com/recipes/food/views/Candied-Lemon-Peels-232352"><text:span text:style-name="T8"/></text:a></text:p>
      <text:p text:style-name="P1"><text:a xlink:type="simple" xlink:href="http://www.epicurious.com/recipes/food/views/Candied-Lemon-Peels-232352"><text:span text:style-name="T8"/></text:a></text:p>
      <text:p text:style-name="P1"><text:a xlink:type="simple" xlink:href="http://www.epicurious.com/recipes/food/views/Candied-Lemon-Peels-232352"><text:span text:style-name="T8"/></text:a></text:p>
      <text:p text:style-name="P1"><text:soft-page-break/><text:a xlink:type="simple" xlink:href="http://www.epicurious.com/recipes/food/views/Candied-Lemon-Peels-232352"><text:span text:style-name="T8">Candied Lemon Peels </text:span></text:a></text:p>
      <table:table table:name="Table2" table:style-name="Table2">
        <table:table-column table:style-name="Table2.A"/>
        <table:table-row table:style-name="Table2.1">
          <table:table-cell table:style-name="Table2.A1" office:value-type="string">
            <text:p text:style-name="P1"><text:a xlink:type="simple" xlink:href="http://www.epicurious.com/cooking/holiday/summer/ice_cream/intro"><text:span text:style-name="T8"/></text:a></text:p>
            <text:p text:style-name="P1"><text:span text:style-name="T25">These peels add a wonderful, bright flavor to our </text:span><text:a xlink:type="simple" xlink:href="http://www.epicurious.com/recipes/food/printerfriendly/232351"><text:span text:style-name="T8">Lemon Ice Cream</text:span></text:a><text:span text:style-name="T25">, but this technique can also be used to make candied lime or grapefruit peel. </text:span></text:p>
            <text:p text:style-name="P1"><text:span text:style-name="T25">The recipe can be doubled or tripled to make a bigger batch. Try dipping the peels in bittersweet chocolate for a delicious treat.</text:span></text:p>
            <text:p text:style-name="P5">Because you'll be eating the peel, it's especially important to use an organic lemon (which won't have been sprayed with pesticides) in this recipe. If you must use a regular lemon, scrub it vigorously to clean the outside as thoroughly as possible.</text:p>
            <text:p text:style-name="P4">Yield: Makes about 2 tablespoons</text:p>
            <text:p text:style-name="P7"/>
            <text:p text:style-name="P7">1 organic lemon, washed well</text:p>
            <text:p text:style-name="P7">2 1/2 cups sugar</text:p>
            <text:p text:style-name="P5"/>
            <text:p text:style-name="P5">Use a vegetable peeler to remove the peel from the lemon in vertical strips. Try to remove only the yellow zest, avoiding as much of the white pith as possible. Save the lemon for another use.</text:p>
            <text:p text:style-name="P5">In a small saucepan, combine the peels with 2 cups cold water. </text:p>
            <text:p text:style-name="P5">Bring to a boil, then drain off the water. <text:soft-page-break/>Again add 2 cups cold water, bring to a boil, and drain. Repeat the process a third time, then remove the peels from the pan and set aside.</text:p>
            <text:p text:style-name="P5">Measure 2 cups of the sugar into the pan and add 1 cup water, whisking until the sugar dissolves. Add the peels and bring to a boil over medium heat. Reduce the heat to medium-low and simmer, uncovered, until the peels are tender and translucent, 10 to 15 minutes. Drain the peels and let cool.</text:p>
            <text:p text:style-name="P5">Measure the remaining 1/2 cup sugar into a medium bowl and add the peels. Toss to coat. Using a fork or your fingers, remove the peels one at time, gently shaking each to remove excess sugar. Store in an airtight container. The peels will keep for several weeks.</text:p>
          </table:table-cell>
        </table:table-row>
      </table:table>
      <text:p text:style-name="P5"/>
      <text:p text:style-name="P5"/>
      <text:p text:style-name="P9"><text:span text:style-name="T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3-05-11T20:26:23</meta:creation-date>
    <meta:document-statistic meta:table-count="2" meta:image-count="0" meta:object-count="0" meta:page-count="4" meta:paragraph-count="28" meta:word-count="589" meta:character-count="3333"/>
    <dc:date>2013-05-11T20:40:33</dc:date>
    <dc:creator>Robert Houk</dc:creator>
    <meta:editing-duration>PT00H14M13S</meta:editing-duration>
    <meta:editing-cycles>1</meta:editing-cycles>
    <meta:generator>OpenOffice.org/3.2$Unix OpenOffice.org_project/320m18$Build-9502</meta:generator>
  </office:meta>
</office:document-meta>
</file>